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</office:automatic-styles>
  <office:body>
    <office:presentation>
      <draw:page draw:name="page1" draw:style-name="dp1" draw:master-page-name="Default">
        <draw:frame draw:style-name="gr1" draw:layer="layout" svg:width="28cm" svg:height="21cm" svg:x="0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oancea </meta:initial-creator>
    <meta:creation-date>2012-04-20T23:47:14</meta:creation-date>
    <meta:editing-duration>PT00H06M12S</meta:editing-duration>
    <meta:editing-cycles>3</meta:editing-cycles>
    <dc:date>2012-04-20T23:53:24</dc:date>
    <dc:creator>coancea </dc:creator>
    <meta:generator>OpenOffice.org/3.2$Unix OpenOffice.org_project/320m12$Build-9483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28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6pt" fo:font-weight="bold" style:font-size-asian="8pt" style:font-size-complex="8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6" style:family="chart">
      <style:chart-properties chart:auto-position="true" style:rotation-angle="0"/>
      <style:text-properties fo:font-size="26pt" fo:font-weight="bold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8" style:family="chart">
      <style:chart-properties chart:auto-position="true" style:rotation-angle="90"/>
      <style:text-properties fo:font-size="26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 chart:data-label-number="value" chart:data-label-text="false" chart:data-label-symbol="false"/>
      <style:graphic-properties draw:fill-color="#004586"/>
      <style:text-properties fo:font-size="13pt" style:font-size-asian="6pt" style:font-size-complex="6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fill-color="#ff420e"/>
      <style:text-properties fo:font-size="13pt" style:font-size-asian="6pt" style:font-size-complex="6pt"/>
    </style:style>
    <style:style style:name="ch12" style:family="chart" style:data-style-name="N0">
      <style:chart-properties chart:link-data-style-to-source="false" chart:data-label-number="value" chart:data-label-text="false" chart:data-label-symbol="false"/>
      <style:graphic-properties draw:fill-color="#ffd320"/>
      <style:text-properties fo:font-size="13pt" style:font-size-asian="6pt" style:font-size-complex="6pt"/>
    </style:style>
    <style:style style:name="ch13" style:family="chart" style:data-style-name="N0">
      <style:chart-properties chart:link-data-style-to-source="false" chart:data-label-number="value" chart:data-label-text="false" chart:data-label-symbol="false"/>
      <style:graphic-properties draw:fill-color="#579d1c"/>
      <style:text-properties fo:font-size="13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001cm" svg:height="21.001cm" xlink:href="." chart:class="chart:bar" chart:style-name="ch1">
        <chart:title svg:x="1.584cm" svg:y="0.359cm" chart:style-name="ch2">
          <text:p>Simple: 1 underlying, 1 date, 2^23 iters; 
Medium: 3 underlyings, 5dates, 2^20 iters; 
Complex: 3 underlyings, 367 dates, 2^16 iters;
CG/Vect = coarse-grained/vectorized version; 
F/D = single/double preciosion float.</text:p>
        </chart:title>
        <chart:legend chart:legend-position="end" svg:x="19.649cm" svg:y="5.48cm" chart:style-name="ch3"/>
        <chart:plot-area chart:style-name="ch4" chart:data-source-has-labels="both" svg:x="0.919cm" svg:y="6.265cm" svg:width="26.664cm" svg:height="13.675cm">
          <chart:axis chart:dimension="x" chart:name="primary-x" chart:style-name="ch5">
            <chart:title svg:x="12.975cm" svg:y="19.127cm" chart:style-name="ch6">
              <text:p>Contract</text:p>
            </chart:title>
            <chart:categories table:cell-range-address="local-table.$A$2:.$A$4"/>
          </chart:axis>
          <chart:axis chart:dimension="y" chart:name="primary-y" chart:style-name="ch7">
            <chart:title svg:x="0.56cm" svg:y="14.457cm" chart:style-name="ch8">
              <text:p>SpeedUp</text:p>
            </chart:title>
            <chart:grid chart:style-name="ch9" chart:class="major"/>
          </chart:axis>
          <chart:series chart:style-name="ch10" chart:values-cell-range-address="local-table.$B$2:.$B$4" chart:label-cell-address="local-table.$B$1" chart:class="chart:bar">
            <chart:data-point chart:repeated="3"/>
          </chart:series>
          <chart:series chart:style-name="ch11" chart:values-cell-range-address="local-table.$C$2:.$C$4" chart:label-cell-address="local-table.$C$1" chart:class="chart:bar">
            <chart:data-point chart:repeated="3"/>
          </chart:series>
          <chart:series chart:style-name="ch12" chart:values-cell-range-address="local-table.$D$2:.$D$4" chart:label-cell-address="local-table.$D$1" chart:class="chart:bar">
            <chart:data-point chart:repeated="3"/>
          </chart:series>
          <chart:series chart:style-name="ch13" chart:values-cell-range-address="local-table.$E$2:.$E$4" chart:label-cell-address="local-table.$E$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G-Float</text:p>
              </table:table-cell>
              <table:table-cell office:value-type="string">
                <text:p>Vect-Float</text:p>
              </table:table-cell>
              <table:table-cell office:value-type="string">
                <text:p>CG-Double</text:p>
              </table:table-cell>
              <table:table-cell office:value-type="string">
                <text:p>Vect-Double</text:p>
              </table:table-cell>
            </table:table-row>
          </table:table-header-rows>
          <table:table-rows>
            <table:table-row>
              <table:table-cell office:value-type="string">
                <text:p>Simple</text:p>
              </table:table-cell>
              <table:table-cell office:value-type="float" office:value="69.52">
                <text:p>69.52</text:p>
              </table:table-cell>
              <table:table-cell office:value-type="float" office:value="43.45">
                <text:p>43.45</text:p>
              </table:table-cell>
              <table:table-cell office:value-type="float" office:value="23.0555555555556">
                <text:p>23.0555555555556</text:p>
              </table:table-cell>
              <table:table-cell office:value-type="float" office:value="18.0434782608696">
                <text:p>18.0434782608696</text:p>
              </table:table-cell>
            </table:table-row>
            <table:table-row>
              <table:table-cell office:value-type="string">
                <text:p>Medium</text:p>
              </table:table-cell>
              <table:table-cell office:value-type="float" office:value="34.375">
                <text:p>34.375</text:p>
              </table:table-cell>
              <table:table-cell office:value-type="float" office:value="31.4285714285714">
                <text:p>31.4285714285714</text:p>
              </table:table-cell>
              <table:table-cell office:value-type="float" office:value="9.8921568627451">
                <text:p>9.8921568627451</text:p>
              </table:table-cell>
              <table:table-cell office:value-type="float" office:value="9.17272727272727">
                <text:p>9.17272727272727</text:p>
              </table:table-cell>
            </table:table-row>
            <table:table-row>
              <table:table-cell office:value-type="string">
                <text:p>Complex</text:p>
              </table:table-cell>
              <table:table-cell office:value-type="float" office:value="1.#NAN">
                <text:p>1.#NAN</text:p>
              </table:table-cell>
              <table:table-cell office:value-type="float" office:value="27.3913043478261">
                <text:p>27.3913043478261</text:p>
              </table:table-cell>
              <table:table-cell office:value-type="float" office:value="1.#NAN">
                <text:p>1.#NAN</text:p>
              </table:table-cell>
              <table:table-cell office:value-type="float" office:value="8.04397705544933">
                <text:p>8.043977055449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